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ClientHttpRequestWrapper.BufferingClientHttpRequestWrapper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questWrapp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questWrapper.executeInternal( HttpHeaders headers , byte [ ] buffered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